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4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SK Level 3.0 Vocabulary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1071 word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遵守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遵守 (zūn shǒu)</text:p>
              </text:list-item>
              <text:list-item>
                <text:p>To abide by; to comply with; to observe (rules, laws, etc.)</text:p>
                <text:p/>
              </text:list-item>
              <text:list-item>
                <text:p>遵守规定是每个公民的责任。</text:p>
              </text:list-item>
              <text:list-item>
                <text:p>Zūnshǒu guīdìng shì měi gè gōngmín de zérèn.</text:p>
              </text:list-item>
              <text:list-item>
                <text:p>It is the responsibility of every citizen to abide by the regulati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尊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尊重 (zūn zhòng)</text:p>
              </text:list-item>
              <text:list-item>
                <text:p>Respect; to respect</text:p>
                <text:p/>
              </text:list-item>
              <text:list-item>
                <text:p>尊重他人意见是建立良好关系的重要因素。</text:p>
              </text:list-item>
              <text:list-item>
                <text:p>Zūnzhòng tārén yìjiàn shì jiànlì liánghǎo guānxì de zhòngyào yīnsù.</text:p>
              </text:list-item>
              <text:list-item>
                <text:p>Respecting the opinions of others is an important factor in building good relationship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尊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尊敬 (zūn jìng)</text:p>
              </text:list-item>
              <text:list-item>
                <text:p>To respect; to hold in high esteem; to esteem</text:p>
                <text:p/>
              </text:list-item>
              <text:list-item>
                <text:p>尊敬长辈是中华文化的传统美德。</text:p>
              </text:list-item>
              <text:list-item>
                <text:p>Zūnjìng zhǎngbèi shì Zhōnghuá wénhuà de chuántǒng měidé.</text:p>
              </text:list-item>
              <text:list-item>
                <text:p>Respecting elders is a traditional virtue in Chinese cultu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醉 (zuì)</text:p>
              </text:list-item>
              <text:list-item>
                <text:p>Drunk; to get drunk</text:p>
                <text:p/>
              </text:list-item>
              <text:list-item>
                <text:p>他昨晚喝得太多，完全醉了。</text:p>
              </text:list-item>
              <text:list-item>
                <text:p>Tā zuó wǎn hē dé tài duō, wánquán zuì le.</text:p>
              </text:list-item>
              <text:list-item>
                <text:p>He drank too much last night and was completely drun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组织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组织 (zǔzhī)</text:p>
              </text:list-item>
              <text:list-item>
                <text:p>Organize; organization</text:p>
                <text:p/>
              </text:list-item>
              <text:list-item>
                <text:p>我们需要组织一场会议讨论新计划。</text:p>
              </text:list-item>
              <text:list-item>
                <text:p>Wǒmen xūyào zǔzhī yīchǎng huìyì tǎolùn xīn jìhuà.</text:p>
              </text:list-item>
              <text:list-item>
                <text:p>We need to organize a meeting to discuss the new pla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阻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阻碍 (zǔ'ài)</text:p>
              </text:list-item>
              <text:list-item>
                <text:p>Hinder; impede; obstruct</text:p>
                <text:p/>
              </text:list-item>
              <text:list-item>
                <text:p>不要让困难阻碍你前进的步伐。</text:p>
              </text:list-item>
              <text:list-item>
                <text:p>Bùyào ràng kùnnán zǔ'ài nǐ qiánjìn de bùfá.</text:p>
              </text:list-item>
              <text:list-item>
                <text:p>Don't let difficulties hinder your progr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体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体 (zǒngtǐ)</text:p>
              </text:list-item>
              <text:list-item>
                <text:p>Overall; on the whole; general</text:p>
                <text:p/>
              </text:list-item>
              <text:list-item>
                <text:p>总体而言，这个项目取得了显著的进展。</text:p>
              </text:list-item>
              <text:list-item>
                <text:p>Zǒngtǐ ér yán, zhège xiàngmù qǔdé le xiǎnzhù de jìnzhǎn.</text:p>
              </text:list-item>
              <text:list-item>
                <text:p>Overall, this project has made significant progr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35cm" presentation:class="title" presentation:user-transformed="true">
          <draw:text-box>
            <text:p>总算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算 (zǒngsuàn)</text:p>
              </text:list-item>
              <text:list-item>
                <text:p>Finally; at long last</text:p>
                <text:p/>
              </text:list-item>
              <text:list-item>
                <text:p>经过漫长的等待，他们总算回家了。</text:p>
              </text:list-item>
              <text:list-item>
                <text:p>Jīngguò màncháng de děngdài, tāmen zǒngsuàn huí jiā le.</text:p>
              </text:list-item>
              <text:list-item>
                <text:p>After a long wait, they finally returned hom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数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数 (zǒngshù)</text:p>
              </text:list-item>
              <text:list-item>
                <text:p>Total number; sum</text:p>
                <text:p/>
              </text:list-item>
              <text:list-item>
                <text:p>请提供所有项目的总数和详细清单。</text:p>
              </text:list-item>
              <text:list-item>
                <text:p>Qǐng tígōng suǒyǒu xiàngmù de zǒngshù hé xiángxi qīngdān.</text:p>
              </text:list-item>
              <text:list-item>
                <text:p>Please provide the total number and detailed list of all item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裁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总裁 (zǒngcái)</text:p>
              </text:list-item>
              <text:list-item>
                <text:p>CEO; president (of a company)</text:p>
                <text:p/>
              </text:list-item>
              <text:list-item>
                <text:p>公司的总裁正在制定新的发展战略。</text:p>
              </text:list-item>
              <text:list-item>
                <text:p>Gōngsī de zǒngcái zhèngzài zhìdìng xīn de fāzhǎn zhànlüè.</text:p>
              </text:list-item>
              <text:list-item>
                <text:p>The company's CEO is working on a new development strateg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愿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自愿 (zìyuàn)</text:p>
              </text:list-item>
              <text:list-item>
                <text:p>Voluntary; willingly</text:p>
                <text:p/>
              </text:list-item>
              <text:list-item>
                <text:p>参加这个项目是完全自愿的，没有强制要求。</text:p>
              </text:list-item>
              <text:list-item>
                <text:p>Cānjiā zhège xiàngmù shì wánquán zìyuàn de, méiyǒu qiángzhì yāoqiú.</text:p>
              </text:list-item>
              <text:list-item>
                <text:p>Participation in this project is entirely voluntary, with no mandatory requiremen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杀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自杀 (zìshā)</text:p>
              </text:list-item>
              <text:list-item>
                <text:p>Suicide</text:p>
                <text:p/>
              </text:list-item>
              <text:list-item>
                <text:p>预防自杀是社会的共同责任。</text:p>
              </text:list-item>
              <text:list-item>
                <text:p>Yùfáng zìshā shì shèhuì de gòngtóng zérèn.</text:p>
              </text:list-item>
              <text:list-item>
                <text:p>Preventing suicide is a shared responsibility of socie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豪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自豪 (zìháo)</text:p>
              </text:list-item>
              <text:list-item>
                <text:p>Pride</text:p>
                <text:p/>
              </text:list-item>
              <text:list-item>
                <text:p>他为自己的成就感到自豪。</text:p>
              </text:list-item>
              <text:list-item>
                <text:p>Tā wèi zìjǐ de chéngjiù gǎndào zìháo.</text:p>
              </text:list-item>
              <text:list-item>
                <text:p>He takes pride in his accomplishmen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紫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紫 (zǐ)</text:p>
              </text:list-item>
              <text:list-item>
                <text:p>Purple</text:p>
                <text:p/>
              </text:list-item>
              <text:list-item>
                <text:p>她喜欢穿紫色的衣服。</text:p>
              </text:list-item>
              <text:list-item>
                <text:p>Tā xǐhuān chuān zǐsè de yīfú.</text:p>
              </text:list-item>
              <text:list-item>
                <text:p>She likes to wear purple cloth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仔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仔细 (zǐxì)</text:p>
              </text:list-item>
              <text:list-item>
                <text:p>Careful</text:p>
                <text:p/>
              </text:list-item>
              <text:list-item>
                <text:p>在做实验时请要仔细操作。</text:p>
              </text:list-item>
              <text:list-item>
                <text:p>Zài zuò shíyàn shí qǐng yào zǐxì cāozuò.</text:p>
              </text:list-item>
              <text:list-item>
                <text:p>Be careful when conducting experimen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子弹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子弹 (zǐdàn)</text:p>
              </text:list-item>
              <text:list-item>
                <text:p>Bullet</text:p>
                <text:p/>
              </text:list-item>
              <text:list-item>
                <text:p>尽量避免站在子弹飞过的地方。</text:p>
              </text:list-item>
              <text:list-item>
                <text:p>Jìnliàng bìmiǎn zhàn zài zǐdàn fēi guò de dìfāng.</text:p>
              </text:list-item>
              <text:list-item>
                <text:p>Try to avoid standing where bullets are fly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助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资助 (zīzhù)</text:p>
              </text:list-item>
              <text:list-item>
                <text:p>Financial Aid</text:p>
                <text:p/>
              </text:list-item>
              <text:list-item>
                <text:p>学校为有需要的学生提供资助。</text:p>
              </text:list-item>
              <text:list-item>
                <text:p>Xuéxiào wèi yǒu xūyào de xuéshēng tígōng zīzhù.</text:p>
              </text:list-item>
              <text:list-item>
                <text:p>The school provides financial aid for students in ne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产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资产 (zīchǎn)</text:p>
              </text:list-item>
              <text:list-item>
                <text:p>Assets</text:p>
                <text:p/>
              </text:list-item>
              <text:list-item>
                <text:p>公司正在评估其资产的价值。</text:p>
              </text:list-item>
              <text:list-item>
                <text:p>Gōngsī zhèngzài pínggū qí zīchǎn de jiàzhí.</text:p>
              </text:list-item>
              <text:list-item>
                <text:p>The company is assessing the value of its asse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资本 (zīběn)</text:p>
              </text:list-item>
              <text:list-item>
                <text:p>Capital</text:p>
                <text:p/>
              </text:list-item>
              <text:list-item>
                <text:p>创业需要一定的资本支持。</text:p>
              </text:list-item>
              <text:list-item>
                <text:p>Chuàngyè xūyào yīdìng de zīběn zhīchí.</text:p>
              </text:list-item>
              <text:list-item>
                <text:p>Entrepreneurship requires a certain level of capital suppor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撞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资本 (zīběn)</text:p>
              </text:list-item>
              <text:list-item>
                <text:p>Capital</text:p>
                <text:p/>
              </text:list-item>
              <text:list-item>
                <text:p>创业需要一定的资本支持。</text:p>
              </text:list-item>
              <text:list-item>
                <text:p>Chuàngyè xūyào yīdìng de zīběn zhīchí.</text:p>
              </text:list-item>
              <text:list-item>
                <text:p>Entrepreneurship requires a certain level of capital suppor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装饰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装饰 (zhuāngshì)</text:p>
              </text:list-item>
              <text:list-item>
                <text:p>Decorate</text:p>
                <text:p/>
              </text:list-item>
              <text:list-item>
                <text:p>她喜欢用鲜花来装饰家里。</text:p>
              </text:list-item>
              <text:list-item>
                <text:p>Tā xǐhuān yòng xiānhuā lái zhuāngshì jiālǐ.</text:p>
              </text:list-item>
              <text:list-item>
                <text:p>She likes to decorate her home with fresh flow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向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向 (zhuǎnxiàng)</text:p>
              </text:list-item>
              <text:list-item>
                <text:p>Turn</text:p>
                <text:p/>
              </text:list-item>
              <text:list-item>
                <text:p>在路口时，记得提前打灯转向。</text:p>
              </text:list-item>
              <text:list-item>
                <text:p>Zài lùkǒu shí, jìde tíqián dǎdēng zhuǎnxiàng.</text:p>
              </text:list-item>
              <text:list-item>
                <text:p>Remember to signal your turn with the indicator at the intersec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让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让 (zhuǎnràng)</text:p>
              </text:list-item>
              <text:list-item>
                <text:p>Transfer</text:p>
                <text:p/>
              </text:list-item>
              <text:list-item>
                <text:p>他决定将公司股份转让给新合作伙伴。</text:p>
              </text:list-item>
              <text:list-item>
                <text:p>Tā juédìng jiāng gōngsī gǔfèn zhuǎnràng gěi xīn hézuòhuòbàn.</text:p>
              </text:list-item>
              <text:list-item>
                <text:p>He decided to transfer his company shares to a new business partne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换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换 (zhuǎnhuàn)</text:p>
              </text:list-item>
              <text:list-item>
                <text:p>Convert</text:p>
                <text:p/>
              </text:list-item>
              <text:list-item>
                <text:p>这个工具可以将文件格式转换成其他类型。</text:p>
              </text:list-item>
              <text:list-item>
                <text:p>Zhège gōngjù kěyǐ jiāng wénjiàn géshì zhuǎnhuàn chéng qítā lèixíng.</text:p>
              </text:list-item>
              <text:list-item>
                <text:p>This tool can convert file formats into other typ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化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化 (zhuǎnhuà)</text:p>
              </text:list-item>
              <text:list-item>
                <text:p>Transform</text:p>
                <text:p/>
              </text:list-item>
              <text:list-item>
                <text:p>环保措施有助于将废物转化为资源。</text:p>
              </text:list-item>
              <text:list-item>
                <text:p>Huánbǎo cuòshī yǒu zhù yú jiāng fèiwù zhuǎnhuà wéi zīyuán.</text:p>
              </text:list-item>
              <text:list-item>
                <text:p>Environmental measures help transform waste into resour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专利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专利 (zhuānlì)</text:p>
              </text:list-item>
              <text:list-item>
                <text:p>Patent</text:p>
                <text:p/>
              </text:list-item>
              <text:list-item>
                <text:p>这项发明已经申请了专利。</text:p>
              </text:list-item>
              <text:list-item>
                <text:p>Zhè xiàng fāmíng yǐjīng shēnqǐngle zhuānlì.</text:p>
              </text:list-item>
              <text:list-item>
                <text:p>A patent has been filed for this inven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专辑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专辑 (zhuānjí)</text:p>
              </text:list-item>
              <text:list-item>
                <text:p>Album</text:p>
                <text:p/>
              </text:list-item>
              <text:list-item>
                <text:p>这位艺术家最新的专辑很受欢迎。</text:p>
              </text:list-item>
              <text:list-item>
                <text:p>Zhè wèi yìshùjiā zuìxīn de zhuānjí hěn shòu huānyíng.</text:p>
              </text:list-item>
              <text:list-item>
                <text:p>The latest album from this artist is very popula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祝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祝贺 (zhùhè)</text:p>
              </text:list-item>
              <text:list-item>
                <text:p>Congratulations</text:p>
                <text:p/>
              </text:list-item>
              <text:list-item>
                <text:p>祝贺你获得了博士学位！</text:p>
              </text:list-item>
              <text:list-item>
                <text:p>Zhùhè nǐ huòdéle bóshì xuéwèi!</text:p>
              </text:list-item>
              <text:list-item>
                <text:p>Congratulations on earning your Ph.D.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重 (zhùzhòng)</text:p>
              </text:list-item>
              <text:list-item>
                <text:p>Emphasize</text:p>
                <text:p/>
              </text:list-item>
              <text:list-item>
                <text:p>在公司中，我们注重团队合作。</text:p>
              </text:list-item>
              <text:list-item>
                <text:p>Zài gōngsī zhōng, wǒmen zhùzhòng tuánduì hézuò.</text:p>
              </text:list-item>
              <text:list-item>
                <text:p>In the company, we emphasize teamwor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视 (zhùshì)</text:p>
              </text:list-item>
              <text:list-item>
                <text:p>Gaze</text:p>
                <text:p/>
              </text:list-item>
              <text:list-item>
                <text:p>他们默默地注视着星空。</text:p>
              </text:list-item>
              <text:list-item>
                <text:p>Tāmen mòmò de zhùshìzhe xīngkōng.</text:p>
              </text:list-item>
              <text:list-item>
                <text:p>They silently gaze at the sta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射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射 (zhùshè)</text:p>
              </text:list-item>
              <text:list-item>
                <text:p>Injection</text:p>
                <text:p/>
              </text:list-item>
              <text:list-item>
                <text:p>医生给他进行了疫苗注射。</text:p>
              </text:list-item>
              <text:list-item>
                <text:p>Yīshēng gěi tā jìnxíngle yìmiáo zhùshè.</text:p>
              </text:list-item>
              <text:list-item>
                <text:p>The doctor administered a vaccine injection to hi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册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册 (zhùcè)</text:p>
              </text:list-item>
              <text:list-item>
                <text:p>Register</text:p>
                <text:p/>
              </text:list-item>
              <text:list-item>
                <text:p>请在这里注册你的账户信息。</text:p>
              </text:list-item>
              <text:list-item>
                <text:p>Qǐng zài zhèlǐ zhùcè nǐ de zhànghù xìnxī.</text:p>
              </text:list-item>
              <text:list-item>
                <text:p>Please register your account information he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助手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助手 (zhùshǒu)</text:p>
              </text:list-item>
              <text:list-item>
                <text:p>Assistant</text:p>
                <text:p/>
              </text:list-item>
              <text:list-item>
                <text:p>这款应用程序有一个智能助手功能。</text:p>
              </text:list-item>
              <text:list-item>
                <text:p>Zhè kuǎn yìngyòng chéngxù yǒu yīgè zhìnéng zhùshǒu gōngnéng.</text:p>
              </text:list-item>
              <text:list-item>
                <text:p>This app has a smart assistant featu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助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助理 (zhùlǐ)</text:p>
              </text:list-item>
              <text:list-item>
                <text:p>Assistant</text:p>
                <text:p/>
              </text:list-item>
              <text:list-item>
                <text:p>她是公司总经理的助理。</text:p>
              </text:list-item>
              <text:list-item>
                <text:p>Tā shì gōngsī zǒng jīnglǐ de zhùlǐ.</text:p>
              </text:list-item>
              <text:list-item>
                <text:p>She is the assistant to the company's general manage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体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主体 (zhǔtǐ)</text:p>
              </text:list-item>
              <text:list-item>
                <text:p>Subject</text:p>
                <text:p/>
              </text:list-item>
              <text:list-item>
                <text:p>研究的主体是社会变迁。</text:p>
              </text:list-item>
              <text:list-item>
                <text:p>Yánjiū de zhǔtǐ shì shèhuì biànqiān.</text:p>
              </text:list-item>
              <text:list-item>
                <text:p>The subject of the study is social chang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管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管 (zhǔguǎn)</text:p>
              </text:list-item>
              <text:list-item>
                <text:p>Supervisor</text:p>
                <text:p/>
              </text:list-item>
              <text:list-item>
                <text:p>他是这个项目的主管，负责整个团队的工作。</text:p>
              </text:list-item>
              <text:list-item>
                <text:p>Tā shì zhège xiàngmù de zhǔguǎn, fùzé zhěnggè tuánduì de gōngzuò.</text:p>
              </text:list-item>
              <text:list-item>
                <text:p>He is the supervisor of this project, responsible for the entire team's wor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观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观 (zhǔguān)</text:p>
              </text:list-item>
              <text:list-item>
                <text:p>Subjective</text:p>
                <text:p/>
              </text:list-item>
              <text:list-item>
                <text:p>评价应该尽量客观，而非过于主观。</text:p>
              </text:list-item>
              <text:list-item>
                <text:p>Píngjià yīnggāi jìnliàng kèguān, ér fēi guòyú zhǔguān.</text:p>
              </text:list-item>
              <text:list-item>
                <text:p>Evaluation should be as objective as possible, not overly subjectiv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导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导 (zhǔdǎo)</text:p>
              </text:list-item>
              <text:list-item>
                <text:p>Dominate</text:p>
                <text:p/>
              </text:list-item>
              <text:list-item>
                <text:p>这个国家在科技领域主导着全球市场。</text:p>
              </text:list-item>
              <text:list-item>
                <text:p>Zhège guójiā zài kējì lǐngyù zhǔdǎozhe quánqiú shìchǎng.</text:p>
              </text:list-item>
              <text:list-item>
                <text:p>This country dominates the global market in the field of technolog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办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主办 (zhǔbàn)</text:p>
              </text:list-item>
              <text:list-item>
                <text:p>Host</text:p>
                <text:p/>
              </text:list-item>
              <text:list-item>
                <text:p>这个活动是由我们学校主办的。</text:p>
              </text:list-item>
              <text:list-item>
                <text:p>Zhège huódòng shì yóu wǒmen xuéxiào zhǔbàn de.</text:p>
              </text:list-item>
              <text:list-item>
                <text:p>This event is hosted by our schoo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竹子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竹子 (zhúzi)</text:p>
              </text:list-item>
              <text:list-item>
                <text:p>Bamboo</text:p>
                <text:p/>
              </text:list-item>
              <text:list-item>
                <text:p>在中国，竹子被广泛用于建筑和手工艺品制作。</text:p>
              </text:list-item>
              <text:list-item>
                <text:p>Zài Zhōngguó, zhúzi bèi guǎngfàn yòngyú jiànzhù hé shǒugōngyìpǐn zhìzuò.</text:p>
              </text:list-item>
              <text:list-item>
                <text:p>In China, bamboo is widely used in construction and the crafting of handmade item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周期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周期 (zhōuqī)</text:p>
              </text:list-item>
              <text:list-item>
                <text:p>Cycle</text:p>
                <text:p/>
              </text:list-item>
              <text:list-item>
                <text:p>生活中有许多循环的周期，如四季交替。</text:p>
              </text:list-item>
              <text:list-item>
                <text:p>Shēnghuó zhōng yǒu xǔduō xúnhuán de zhōuqī, rú sìjì jiāotì.</text:p>
              </text:list-item>
              <text:list-item>
                <text:p>Life has many cyclical periods, such as the changing of seas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众多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众多 (zhòngduō)</text:p>
              </text:list-item>
              <text:list-item>
                <text:p>Numerous</text:p>
                <text:p/>
              </text:list-item>
              <text:list-item>
                <text:p>这个城市有众多的历史古迹吸引着游客。</text:p>
              </text:list-item>
              <text:list-item>
                <text:p>Zhège chéngshì yǒu zhòngduō de lìshǐ gǔjì xīyǐn zhe yóukè.</text:p>
              </text:list-item>
              <text:list-item>
                <text:p>This city has numerous historical landmarks that attract touris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毒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毒 (zhòngdú)</text:p>
              </text:list-item>
              <text:list-item>
                <text:p>Poisoning</text:p>
                <text:p/>
              </text:list-item>
              <text:list-item>
                <text:p>小狗可能中毒了，赶紧去看兽医吧！</text:p>
              </text:list-item>
              <text:list-item>
                <text:p>Xiǎo gǒu kěnéng zhòngdú le, gǎnjǐn qù kàn shòuyī ba!</text:p>
              </text:list-item>
              <text:list-item>
                <text:p>The puppy may be poisoned; hurry and take it to the vet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止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终止 (zhōngzhǐ)</text:p>
              </text:list-item>
              <text:list-item>
                <text:p>Terminate</text:p>
                <text:p/>
              </text:list-item>
              <text:list-item>
                <text:p>公司决定终止这个项目，因为资金短缺。</text:p>
              </text:list-item>
              <text:list-item>
                <text:p>Gōngsī juédìng zhōngzhǐ zhè ge xiàngmù, yīnwèi zījīn duǎnquē.</text:p>
              </text:list-item>
              <text:list-item>
                <text:p>The company decided to terminate this project due to a lack of fund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身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终身 (zhōngshēn)</text:p>
              </text:list-item>
              <text:list-item>
                <text:p>Lifelong</text:p>
                <text:p/>
              </text:list-item>
              <text:list-item>
                <text:p>他对这个事业有着终身的热爱。</text:p>
              </text:list-item>
              <text:list-item>
                <text:p>Tā duì zhège shìyè yǒuzhe zhōngshēn de rè'ài.</text:p>
              </text:list-item>
              <text:list-item>
                <text:p>He has a lifelong passion for this caree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点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终点 (zhōngdiǎn)</text:p>
              </text:list-item>
              <text:list-item>
                <text:p>End Point / Finish Line</text:p>
                <text:p/>
              </text:list-item>
              <text:list-item>
                <text:p>他们终于到达了比赛的终点。</text:p>
              </text:list-item>
              <text:list-item>
                <text:p>Tāmen zhōngyú dàodále bǐsài de zhōngdiǎn.</text:p>
              </text:list-item>
              <text:list-item>
                <text:p>They finally reached the finish line of the ra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药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药 (zhōngyào)</text:p>
              </text:list-item>
              <text:list-item>
                <text:p>Traditional Chinese Medicine (TCM)</text:p>
                <text:p/>
              </text:list-item>
              <text:list-item>
                <text:p>许多人选择使用中药来维护健康。</text:p>
              </text:list-item>
              <text:list-item>
                <text:p>Xǔduō rén xuǎnzé shǐyòng zhōngyào lái wéihù jiànkāng.</text:p>
              </text:list-item>
              <text:list-item>
                <text:p>Many people choose to use traditional Chinese medicine to maintain their health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央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中央 (zhōngyāng)</text:p>
              </text:list-item>
              <text:list-item>
                <text:p>Central</text:p>
                <text:p/>
              </text:list-item>
              <text:list-item>
                <text:p>中央政府制定了新的经济政策。</text:p>
              </text:list-item>
              <text:list-item>
                <text:p>Zhōngyāng zhèngfǔ zhìdìngle xīn de jīngjì zhèngcè.</text:p>
              </text:list-item>
              <text:list-item>
                <text:p>The central government has formulated new economic polici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秋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秋节 (Zhōngqiū Jié)</text:p>
              </text:list-item>
              <text:list-item>
                <text:p>Mid-Autumn Festival</text:p>
                <text:p/>
              </text:list-item>
              <text:list-item>
                <text:p>中秋节是中国传统的重要节日之一。</text:p>
              </text:list-item>
              <text:list-item>
                <text:p>Zhōngqiū Jié shì Zhōngguó chuántǒng de zhòngyào jiérì zhī yī.</text:p>
              </text:list-item>
              <text:list-item>
                <text:p>The Mid-Autumn Festival is one of the traditional and important festivals in Chin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断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中断 (zhōngduàn)</text:p>
              </text:list-item>
              <text:list-item>
                <text:p>Interrupt</text:p>
                <text:p/>
              </text:list-item>
              <text:list-item>
                <text:p>由于网络问题，会议中断了。</text:p>
              </text:list-item>
              <text:list-item>
                <text:p>Yóuyú wǎngluò wèntí, huìyì zhōngduànle.</text:p>
              </text:list-item>
              <text:list-item>
                <text:p>Due to network issues, the meeting was interrupt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治理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治理 (zhìlǐ)</text:p>
              </text:list-item>
              <text:list-item>
                <text:p>Governance</text:p>
                <text:p/>
              </text:list-item>
              <text:list-item>
                <text:p>政府正在制定新的政策来治理环境问题。</text:p>
              </text:list-item>
              <text:list-item>
                <text:p>Zhèngfǔ zhèngzài zhìdìng xīn de zhèngcè lái zhìlǐ huánjìng wèntí.</text:p>
              </text:list-item>
              <text:list-item>
                <text:p>The government is formulating new policies to govern environmental issu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治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治安 (zhì'ān)</text:p>
              </text:list-item>
              <text:list-item>
                <text:p>Public Security</text:p>
                <text:p/>
              </text:list-item>
              <text:list-item>
                <text:p>这个城市的治安状况相对较好。</text:p>
              </text:list-item>
              <text:list-item>
                <text:p>Zhège chéngshì de zhì'ān zhuàngkuàng xiāngduì jiào hǎo.</text:p>
              </text:list-item>
              <text:list-item>
                <text:p>The public security situation in this city is relatively goo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制约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制约 (zhìyuē)</text:p>
              </text:list-item>
              <text:list-item>
                <text:p>Constrain / Restrict</text:p>
                <text:p/>
              </text:list-item>
              <text:list-item>
                <text:p>法律制约了个人行为。</text:p>
              </text:list-item>
              <text:list-item>
                <text:p>Fǎlǜ zhìyuēle gèrén xíngwéi.</text:p>
              </text:list-item>
              <text:list-item>
                <text:p>The law constrains individual behavio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制成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制成 (zhìchéng)</text:p>
              </text:list-item>
              <text:list-item>
                <text:p>Manufacture / Produce</text:p>
                <text:p/>
              </text:list-item>
              <text:list-item>
                <text:p>这个产品是由优质材料制成的。</text:p>
              </text:list-item>
              <text:list-item>
                <text:p>Zhège chǎnpǐn shì yóu yòu cáiliào zhìchéng de.</text:p>
              </text:list-item>
              <text:list-item>
                <text:p>This product is made from high-quality material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至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制成 (zhìchéng)</text:p>
              </text:list-item>
              <text:list-item>
                <text:p>Manufacture / Produce</text:p>
                <text:p/>
              </text:list-item>
              <text:list-item>
                <text:p>这个产品是由优质材料制成的。</text:p>
              </text:list-item>
              <text:list-item>
                <text:p>Zhège chǎnpǐn shì yóu yòu cáiliào zhìchéng de.</text:p>
              </text:list-item>
              <text:list-item>
                <text:p>This product is made from high-quality material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责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指责 (zhǐzé)</text:p>
              </text:list-item>
              <text:list-item>
                <text:p>Blame / Accuse</text:p>
                <text:p/>
              </text:list-item>
              <text:list-item>
                <text:p>他对团队的失败进行了公开的指责。</text:p>
              </text:list-item>
              <text:list-item>
                <text:p>Tā duì tuánduì de shībài jìnxíngle gōngkāi de zhǐzé.</text:p>
              </text:list-item>
              <text:list-item>
                <text:p>He publicly blamed the team for the failu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示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示 (zhǐshì)</text:p>
              </text:list-item>
              <text:list-item>
                <text:p>Instruct / Indicate</text:p>
                <text:p/>
              </text:list-item>
              <text:list-item>
                <text:p>老板给了明确的指示，要求在一个月内完成项目。</text:p>
              </text:list-item>
              <text:list-item>
                <text:p>Lǎobǎn gěile míngquè de zhǐshì, yāoqiú zài yī gè yuè nèi wánchéng xiàngmù.</text:p>
              </text:list-item>
              <text:list-item>
                <text:p>The boss gave clear instructions to complete the project within one month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甲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甲 (zhǐjiǎ)</text:p>
              </text:list-item>
              <text:list-item>
                <text:p>Fingernail</text:p>
                <text:p/>
              </text:list-item>
              <text:list-item>
                <text:p>她喜欢涂漂亮的颜色在指甲上。</text:p>
              </text:list-item>
              <text:list-item>
                <text:p>Tā xǐhuān tú piàoliang de yánsè zài zhǐjiǎ shàng.</text:p>
              </text:list-item>
              <text:list-item>
                <text:p>She likes to paint pretty colors on her fingernail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标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标 (zhǐbiāo)</text:p>
              </text:list-item>
              <text:list-item>
                <text:p>Indicator</text:p>
                <text:p/>
              </text:list-item>
              <text:list-item>
                <text:p>这些数据是评估项目进展的重要指标。</text:p>
              </text:list-item>
              <text:list-item>
                <text:p>Zhèxiē shùjù shì pínggū xiàngmù jìnzhǎn de zhòngyào zhǐbiāo.</text:p>
              </text:list-item>
              <text:list-item>
                <text:p>These data are important indicators for evaluating the progress of the projec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只见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只见 (zhǐjiàn)</text:p>
              </text:list-item>
              <text:list-item>
                <text:p>See Only</text:p>
                <text:p/>
              </text:list-item>
              <text:list-item>
                <text:p>只见他匆匆忙忙地离开了房间。</text:p>
              </text:list-item>
              <text:list-item>
                <text:p>Zhǐjiàn tā cōngcōngmángmáng de líkāile fángjiān.</text:p>
              </text:list-item>
              <text:list-item>
                <text:p>See only, he hurriedly left the roo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只不过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只不过 (zhǐbùguò)</text:p>
              </text:list-item>
              <text:list-item>
                <text:p>Only, Merely</text:p>
                <text:p/>
              </text:list-item>
              <text:list-item>
                <text:p>他的批评只不过是为了帮助你进步。</text:p>
              </text:list-item>
              <text:list-item>
                <text:p>Tā de pīpíng zhǐbùguò shì wèile bāngzhù nǐ jìnbù.</text:p>
              </text:list-item>
              <text:list-item>
                <text:p>His criticism is only meant to help you improv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务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职务 (zhíwù)</text:p>
              </text:list-item>
              <text:list-item>
                <text:p>Position / Post</text:p>
                <text:p/>
              </text:list-item>
              <text:list-item>
                <text:p>他担任公司的销售经理职务。</text:p>
              </text:list-item>
              <text:list-item>
                <text:p>Tā dānrèn gōngsī de xiāoshòu jīnglǐ zhíwù.</text:p>
              </text:list-item>
              <text:list-item>
                <text:p>He holds the position of sales manager in the compan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职位 (zhíwèi)</text:p>
              </text:list-item>
              <text:list-item>
                <text:p>Job Position</text:p>
                <text:p/>
              </text:list-item>
              <text:list-item>
                <text:p>她申请了公司的市场营销职位。</text:p>
              </text:list-item>
              <text:list-item>
                <text:p>Tā shēnqǐngle gōngsī de shìchǎng yíngxiāo zhíwèi.</text:p>
              </text:list-item>
              <text:list-item>
                <text:p>She applied for the marketing position in the compan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能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职能 (zhínéng)</text:p>
              </text:list-item>
              <text:list-item>
                <text:p>Function / Role</text:p>
                <text:p/>
              </text:list-item>
              <text:list-item>
                <text:p>每个部门在公司中都有各自的职能。</text:p>
              </text:list-item>
              <text:list-item>
                <text:p>Měi gè bùmén zài gōngsī zhōng dōu yǒu gèzì de zhínéng.</text:p>
              </text:list-item>
              <text:list-item>
                <text:p>Each department in the company has its own functi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值班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值班 (zhíbān)</text:p>
              </text:list-item>
              <text:list-item>
                <text:p>On Duty</text:p>
                <text:p/>
              </text:list-item>
              <text:list-item>
                <text:p>医院的护士24小时都有人值班。</text:p>
              </text:list-item>
              <text:list-item>
                <text:p>Yīyuàn de hùshi 24 xiǎoshí dōu yǒu rén zhíbān.</text:p>
              </text:list-item>
              <text:list-item>
                <text:p>Nurses at the hospital are on duty 24 hours a da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直线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直线 (zhíxiàn)</text:p>
              </text:list-item>
              <text:list-item>
                <text:p>Straight Line</text:p>
                <text:p/>
              </text:list-item>
              <text:list-item>
                <text:p>两点之间最短的路径是一条直线。</text:p>
              </text:list-item>
              <text:list-item>
                <text:p>Liǎng diǎn zhījiān zuìduǎn de lùjìng shì yī tiáo zhíxiàn.</text:p>
              </text:list-item>
              <text:list-item>
                <text:p>The shortest path between two points is a straight lin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执行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执行 (zhíxíng)</text:p>
              </text:list-item>
              <text:list-item>
                <text:p>Execute</text:p>
                <text:p/>
              </text:list-item>
              <text:list-item>
                <text:p>公司将严格执行新的安全政策。</text:p>
              </text:list-item>
              <text:list-item>
                <text:p>Gōngsī jiāng yángé zhíxíng xīn de ānquán zhèngcè.</text:p>
              </text:list-item>
              <text:list-item>
                <text:p>The company will rigorously execute the new safety polic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支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支配 (zhīpèi)</text:p>
              </text:list-item>
              <text:list-item>
                <text:p>Dominate / Control</text:p>
                <text:p/>
              </text:list-item>
              <text:list-item>
                <text:p>这个国家曾经被一位独裁者支配。</text:p>
              </text:list-item>
              <text:list-item>
                <text:p>Zhège guójiā céngjīng bèi yī wèi dúcáizhě zhīpèi.</text:p>
              </text:list-item>
              <text:list-item>
                <text:p>This country was once dominated by a dictato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支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支出 (zhīchū)</text:p>
              </text:list-item>
              <text:list-item>
                <text:p>Expenditure / Spending</text:p>
                <text:p/>
              </text:list-item>
              <text:list-item>
                <text:p>我们需要合理控制家庭支出。</text:p>
              </text:list-item>
              <text:list-item>
                <text:p>Wǒmen xūyào hélǐ kòngzhì jiātíng zhīchū.</text:p>
              </text:list-item>
              <text:list-item>
                <text:p>We need to control our household expenditures reasonab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中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中 (zhīzhōng)</text:p>
              </text:list-item>
              <text:list-item>
                <text:p>Among / In the midst of</text:p>
                <text:p/>
              </text:list-item>
              <text:list-item>
                <text:p>这座城市有许多美丽的公园，是游客流连忘返之中。</text:p>
              </text:list-item>
              <text:list-item>
                <text:p>Zhè zuò chéngshì yǒu xǔduō měilì de gōngyuán, shì yóukè liúliánwàngfǎn zhīzhōng.</text:p>
              </text:list-item>
              <text:list-item>
                <text:p>This city has many beautiful parks, among which tourists linger and forget to retur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下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下 (zhīxià)</text:p>
              </text:list-item>
              <text:list-item>
                <text:p>Under / Beneath</text:p>
                <text:p/>
              </text:list-item>
              <text:list-item>
                <text:p>这座山脉的脚下是一片宁静的村庄。</text:p>
              </text:list-item>
              <text:list-item>
                <text:p>Zhè zuò shānmài de jiǎoxià shì yī piàn níngjìng de cūnzhuāng.</text:p>
              </text:list-item>
              <text:list-item>
                <text:p>Beneath the foothills of this mountain range is a peaceful villag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外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外 (zhīwài)</text:p>
              </text:list-item>
              <text:list-item>
                <text:p>Outside / Beyond</text:p>
                <text:p/>
              </text:list-item>
              <text:list-item>
                <text:p>我们公司有许多分支机构，不仅在国内，还在国外。</text:p>
              </text:list-item>
              <text:list-item>
                <text:p>Wǒmen gōngsī yǒu xǔduō fēnzhī jīgòu, bù jǐn zài guónèi, hái zài guówài.</text:p>
              </text:list-item>
              <text:list-item>
                <text:p>Our company has many branches, not only within the country but also beyond the bord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内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之内 (zhīnèi)</text:p>
              </text:list-item>
              <text:list-item>
                <text:p>Within / Inside</text:p>
                <text:p/>
              </text:list-item>
              <text:list-item>
                <text:p>请在两小时之内完成这项任务。</text:p>
              </text:list-item>
              <text:list-item>
                <text:p>Qǐng zài liǎng xiǎoshí zhīnèi wánchéng zhè xiàng rènwu.</text:p>
              </text:list-item>
              <text:list-item>
                <text:p>Please complete this task within two hou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挣钱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挣钱 (zhèngqián)</text:p>
              </text:list-item>
              <text:list-item>
                <text:p>Earn Money</text:p>
                <text:p/>
              </text:list-item>
              <text:list-item>
                <text:p>他通过创业挣钱养家。</text:p>
              </text:list-item>
              <text:list-item>
                <text:p>Tā tōngguò chuàngyè zhèngqián yǎng jiā.</text:p>
              </text:list-item>
              <text:list-item>
                <text:p>He earns money to support his family through entrepreneurship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挣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挣 (zhèng)</text:p>
              </text:list-item>
              <text:list-item>
                <text:p>Earn / Make (money)</text:p>
                <text:p/>
              </text:list-item>
              <text:list-item>
                <text:p>他每天努力工作，为了挣更多的钱。</text:p>
              </text:list-item>
              <text:list-item>
                <text:p>Tā měitiān nǔlì gōngzuò, wèile zhèng gèngduō de qián.</text:p>
              </text:list-item>
              <text:list-item>
                <text:p>He works hard every day to earn more mone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证书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证书 (zhèngshū)</text:p>
              </text:list-item>
              <text:list-item>
                <text:p>Certificate</text:p>
                <text:p/>
              </text:list-item>
              <text:list-item>
                <text:p>他获得了计算机编程的证书。</text:p>
              </text:list-item>
              <text:list-item>
                <text:p>Tā huòdéle jìsuànjī biānchéng de zhèngshū.</text:p>
              </text:list-item>
              <text:list-item>
                <text:p>He obtained a certificate in computer programmin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证实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证实 (zhèngshí)</text:p>
              </text:list-item>
              <text:list-item>
                <text:p>Confirm / Verify</text:p>
                <text:p/>
              </text:list-item>
              <text:list-item>
                <text:p>目击者的证词证实了事故的发生。</text:p>
              </text:list-item>
              <text:list-item>
                <text:p>Mùjī zhě de zhèngcí zhèngshíle shìgù de fāshēng.</text:p>
              </text:list-item>
              <text:list-item>
                <text:p>The testimony of the eyewitness confirmed the occurrence of the accid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正义 (zhèngyì)</text:p>
              </text:list-item>
              <text:list-item>
                <text:p>Justice</text:p>
                <text:p/>
              </text:list-item>
              <text:list-item>
                <text:p>我们应该追求和平与正义。</text:p>
              </text:list-item>
              <text:list-item>
                <text:p>Wǒmen yīnggāi zhuīqiú hépíng yǔ zhèngyì.</text:p>
              </text:list-item>
              <text:list-item>
                <text:p>We should pursue peace and justi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正如 (zhèngrú)</text:p>
              </text:list-item>
              <text:list-item>
                <text:p>Just as</text:p>
                <text:p/>
              </text:list-item>
              <text:list-item>
                <text:p>正如太阳升起一样，新的一天充满了希望。</text:p>
              </text:list-item>
              <text:list-item>
                <text:p>Zhèngrú tàiyáng shēngqǐ yīyàng, xīn de yītiān chōngmǎnle xīwàng.</text:p>
              </text:list-item>
              <text:list-item>
                <text:p>Just as the sun rises, a new day is filled with hop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规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正规 (zhèngguī)</text:p>
              </text:list-item>
              <text:list-item>
                <text:p>Regular / Standard</text:p>
                <text:p/>
              </text:list-item>
              <text:list-item>
                <text:p>请确保你选择的医院是正规的。</text:p>
              </text:list-item>
              <text:list-item>
                <text:p>Qǐng quèbǎo nǐ xuǎnzé de yīyuàn shì zhèngguī de.</text:p>
              </text:list-item>
              <text:list-item>
                <text:p>Please make sure the hospital you choose is a regular on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版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正版 (zhèngbǎn)</text:p>
              </text:list-item>
              <text:list-item>
                <text:p>Genuine / Legitimate Version</text:p>
                <text:p/>
              </text:list-item>
              <text:list-item>
                <text:p>请购买正版软件以确保安全性。</text:p>
              </text:list-item>
              <text:list-item>
                <text:p>Qǐng gòumǎi zhèngbǎn ruǎnjiàn yǐ quèbǎo ānquán xìng.</text:p>
              </text:list-item>
              <text:list-item>
                <text:p>Please buy the legitimate version of the software to ensure securi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争议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争议 (zhēngyì)</text:p>
              </text:list-item>
              <text:list-item>
                <text:p>Controversy / Dispute</text:p>
                <text:p/>
              </text:list-item>
              <text:list-item>
                <text:p>这个决定引起了很大的争议。</text:p>
              </text:list-item>
              <text:list-item>
                <text:p>Zhège juédìng yǐnqǐle hěn dà de zhēngyì.</text:p>
              </text:list-item>
              <text:list-item>
                <text:p>This decision has sparked significant controvers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震惊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震惊 (zhènjīng)</text:p>
              </text:list-item>
              <text:list-item>
                <text:p>Shock / Astonish</text:p>
                <text:p/>
              </text:list-item>
              <text:list-item>
                <text:p>这个消息令人震惊，大家都不敢相信。</text:p>
              </text:list-item>
              <text:list-item>
                <text:p>Zhège xiāoxī lìng rén zhènjīng, dàjiā dōu bù gǎn xiāngxìn.</text:p>
              </text:list-item>
              <text:list-item>
                <text:p>The news is shocking; everyone can't believe i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振动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振动 (zhèndòng)</text:p>
              </text:list-item>
              <text:list-item>
                <text:p>Vibration</text:p>
                <text:p/>
              </text:list-item>
              <text:list-item>
                <text:p>地震时，会产生强烈的振动。</text:p>
              </text:list-item>
              <text:list-item>
                <text:p>Dìzhèn shí, huì chǎnshēng qiángliè de zhèndòng.</text:p>
              </text:list-item>
              <text:list-item>
                <text:p>During an earthquake, strong vibrations occ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诊断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诊断 (zhěnduàn)</text:p>
              </text:list-item>
              <text:list-item>
                <text:p>Diagnosis</text:p>
                <text:p/>
              </text:list-item>
              <text:list-item>
                <text:p>医生进行了一系列检查，最终做出了正确的诊断。</text:p>
              </text:list-item>
              <text:list-item>
                <text:p>Yīshēng jìnxíngle yī xìliè jiǎnchá, zuìzhōng zuòchūle zhèngquè de zhěnduàn.</text:p>
              </text:list-item>
              <text:list-item>
                <text:p>After a series of examinations, the doctor made the correct diagnosi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真相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真相 (zhēnxiàng)</text:p>
              </text:list-item>
              <text:list-item>
                <text:p>Truth / The Real Situation</text:p>
                <text:p/>
              </text:list-item>
              <text:list-item>
                <text:p>揭露真相是新闻报道的责任之一。</text:p>
              </text:list-item>
              <text:list-item>
                <text:p>Jiēlù zhēnxiàng shì xīnwén bàodào de zérèn zhī yī.</text:p>
              </text:list-item>
              <text:list-item>
                <text:p>Revealing the truth is one of the responsibilities of news report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真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真理 (zhēnlǐ)</text:p>
              </text:list-item>
              <text:list-item>
                <text:p>Truth / Truthfulness</text:p>
                <text:p/>
              </text:list-item>
              <text:list-item>
                <text:p>追求真理是科学研究的核心目标。</text:p>
              </text:list-item>
              <text:list-item>
                <text:p>Zhuīqiú zhēnlǐ shì kēxué yánjiū de héxīn mùbiāo.</text:p>
              </text:list-item>
              <text:list-item>
                <text:p>The pursuit of truth is the core goal of scientific research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真诚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真诚 (zhēnchéng)</text:p>
              </text:list-item>
              <text:list-item>
                <text:p>Sincere</text:p>
                <text:p/>
              </text:list-item>
              <text:list-item>
                <text:p>他发自内心地表达了对你的真诚感激之情。</text:p>
              </text:list-item>
              <text:list-item>
                <text:p>Tā fāzì nèixīn de biǎodále duì nǐ de zhēnchéng gǎnjī zhīqíng.</text:p>
              </text:list-item>
              <text:list-item>
                <text:p>He sincerely expressed his gratitude to you from the bottom of his hear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珍珠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珍珠 (zhēnzhū)</text:p>
              </text:list-item>
              <text:list-item>
                <text:p>Pearl</text:p>
                <text:p/>
              </text:list-item>
              <text:list-item>
                <text:p>她戴着一串美丽的珍珠项链。</text:p>
              </text:list-item>
              <text:list-item>
                <text:p>Tā dài zhe yī chuàn měilì de zhēnzhū xiàngliàn.</text:p>
              </text:list-item>
              <text:list-item>
                <text:p>She is wearing a beautiful pearl neckla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珍惜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珍珠 (zhēnzhū)</text:p>
              </text:list-item>
              <text:list-item>
                <text:p>Pearl</text:p>
                <text:p/>
              </text:list-item>
              <text:list-item>
                <text:p>她戴着一串美丽的珍珠项链。</text:p>
              </text:list-item>
              <text:list-item>
                <text:p>Tā dài zhe yī chuàn měilì de zhēnzhū xiàngliàn.</text:p>
              </text:list-item>
              <text:list-item>
                <text:p>She is wearing a beautiful pearl neckla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珍贵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珍贵 (zhēnguì)</text:p>
              </text:list-item>
              <text:list-item>
                <text:p>Precious</text:p>
                <text:p/>
              </text:list-item>
              <text:list-item>
                <text:p>这是一本珍贵的手抄古籍。</text:p>
              </text:list-item>
              <text:list-item>
                <text:p>Zhè shì yī běn zhēnguì de shǒuchāo gǔjí.</text:p>
              </text:list-item>
              <text:list-item>
                <text:p>This is a precious hand-copied ancient boo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招手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招手 (zhāo shǒu)</text:p>
              </text:list-item>
              <text:list-item>
                <text:p>Wave</text:p>
                <text:p/>
              </text:list-item>
              <text:list-item>
                <text:p>他站在远处，向我们招手致意。</text:p>
              </text:list-item>
              <text:list-item>
                <text:p>Tā zhàn zài yuǎnchù, xiàng wǒmen zhāo shǒu zhìyì.</text:p>
              </text:list-item>
              <text:list-item>
                <text:p>He stood far away, waving to greet u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招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招生 (zhāoshēng)</text:p>
              </text:list-item>
              <text:list-item>
                <text:p>Recruitment / Enrollment</text:p>
                <text:p/>
              </text:list-item>
              <text:list-item>
                <text:p>学校正在进行新一轮的招生工作。</text:p>
              </text:list-item>
              <text:list-item>
                <text:p>Xuéxiào zhèngzài jìnxíng xīn yī luò de zhāoshēng gōngzuò.</text:p>
              </text:list-item>
              <text:list-item>
                <text:p>The school is conducting a new round of enrollm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掌握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掌握 (zhǎngwò)</text:p>
              </text:list-item>
              <text:list-item>
                <text:p>Master / Grasp</text:p>
                <text:p/>
              </text:list-item>
              <text:list-item>
                <text:p>学生需要掌握基本的数学知识。</text:p>
              </text:list-item>
              <text:list-item>
                <text:p>Xuéshēng xūyào zhǎngwò jīběn de shùxué zhīshì.</text:p>
              </text:list-item>
              <text:list-item>
                <text:p>Students need to master basic mathematical knowledg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涨价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涨价 (zhǎngjià)</text:p>
              </text:list-item>
              <text:list-item>
                <text:p>Price Increase / Raise Prices</text:p>
                <text:p/>
              </text:list-item>
              <text:list-item>
                <text:p>由于成本上升，公司决定涨价。</text:p>
              </text:list-item>
              <text:list-item>
                <text:p>Yóuyú chéngběn shàngshēng, gōngsī juédìng zhǎngjià.</text:p>
              </text:list-item>
              <text:list-item>
                <text:p>Due to the increase in costs, the company has decided to raise pri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涨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涨 (zhǎng)</text:p>
              </text:list-item>
              <text:list-item>
                <text:p>Rise / Increase</text:p>
                <text:p/>
              </text:list-item>
              <text:list-item>
                <text:p>物价涨了，生活成本也随之增加。</text:p>
              </text:list-item>
              <text:list-item>
                <text:p>Wùjià zhǎngle, shēnghuó chéngběn yě suízhī zēngjiā.</text:p>
              </text:list-item>
              <text:list-item>
                <text:p>Prices have risen, and the cost of living has increased according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占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占有 (zhànyǒu)</text:p>
              </text:list-item>
              <text:list-item>
                <text:p>Possess / Occupy</text:p>
                <text:p/>
              </text:list-item>
              <text:list-item>
                <text:p>他希望占有更多的市场份额。</text:p>
              </text:list-item>
              <text:list-item>
                <text:p>Tā xīwàng zhànyǒu gèng duō de shìchǎng fèn'é.</text:p>
              </text:list-item>
              <text:list-item>
                <text:p>He hopes to possess a larger market sha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占领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占领 (zhànlǐng)</text:p>
              </text:list-item>
              <text:list-item>
                <text:p>Occupy / Capture</text:p>
                <text:p/>
              </text:list-item>
              <text:list-item>
                <text:p>军队成功占领了敌方的要塞。</text:p>
              </text:list-item>
              <text:list-item>
                <text:p>Jūnduì chénggōng zhànlǐngle dífāng de yàosài.</text:p>
              </text:list-item>
              <text:list-item>
                <text:p>The army successfully occupied the enemy's fortr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展现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展现 (zhǎnxiàn)</text:p>
              </text:list-item>
              <text:list-item>
                <text:p>Present / Display</text:p>
                <text:p/>
              </text:list-item>
              <text:list-item>
                <text:p>他的演讲展现了他对这个问题的深刻理解。</text:p>
              </text:list-item>
              <text:list-item>
                <text:p>Tā de yǎnjiǎng zhǎnxiànle tā duì zhège wèntí de shēnkè lǐjiě.</text:p>
              </text:list-item>
              <text:list-item>
                <text:p>His speech presented his profound understanding of the issu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展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展示 (zhǎnshì)</text:p>
              </text:list-item>
              <text:list-item>
                <text:p>Exhibit / Display</text:p>
                <text:p/>
              </text:list-item>
              <text:list-item>
                <text:p>这个展示厅展示了许多艺术品和文物。</text:p>
              </text:list-item>
              <text:list-item>
                <text:p>Zhège zhǎnshìtīng zhǎnshìle xǔduō yìshùpǐn hé wénwù.</text:p>
              </text:list-item>
              <text:list-item>
                <text:p>The exhibition hall displays many artworks and cultural relic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展览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展览 (zhǎnlǎn)</text:p>
              </text:list-item>
              <text:list-item>
                <text:p>Exhibition</text:p>
                <text:p/>
              </text:list-item>
              <text:list-item>
                <text:p>明天将举办一场艺术展览，欢迎参观。</text:p>
              </text:list-item>
              <text:list-item>
                <text:p>Míngtiān jiāng jǔbàn yī chǎng yìshù zhǎnlǎn, huānyíng cānguān.</text:p>
              </text:list-item>
              <text:list-item>
                <text:p>Tomorrow, there will be an art exhibition. Everyone is welcome to atten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摘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摘 (zhāi)</text:p>
              </text:list-item>
              <text:list-item>
                <text:p>Pick / Pluck</text:p>
                <text:p/>
              </text:list-item>
              <text:list-item>
                <text:p>她轻轻摘下树上的一朵花。</text:p>
              </text:list-item>
              <text:list-item>
                <text:p>Tā qīngqīng zhāi xià shù shàng de yī duǒ huā.</text:p>
              </text:list-item>
              <text:list-item>
                <text:p>She gently picked a flower from the tre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赠送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赠送 (zèngsòng)</text:p>
              </text:list-item>
              <text:list-item>
                <text:p>Give as a Gift / Present</text:p>
                <text:p/>
              </text:list-item>
              <text:list-item>
                <text:p>他们赠送了一本精美的画册作为礼物。</text:p>
              </text:list-item>
              <text:list-item>
                <text:p>Tāmen zèngsòngle yī běn jīngměi de huàcè zuòwéi lǐwù.</text:p>
              </text:list-item>
              <text:list-item>
                <text:p>They gave a beautifully crafted picture album as a gif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赠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赠 (zèng)</text:p>
              </text:list-item>
              <text:list-item>
                <text:p>Donate / Contribute</text:p>
                <text:p/>
              </text:list-item>
              <text:list-item>
                <text:p>他慷慨赠款支持慈善事业。</text:p>
              </text:list-item>
              <text:list-item>
                <text:p>Tā kāngkǎi zèngkuǎn zhīchí císhàn shìyè.</text:p>
              </text:list-item>
              <text:list-item>
                <text:p>He generously donated funds to support charitable caus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增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增强 (zēngqiáng)</text:p>
              </text:list-item>
              <text:list-item>
                <text:p>Strengthen / Enhance</text:p>
              </text:list-item>
              <text:list-item>
                <text:p/>
              </text:list-item>
              <text:list-item>
                <text:p>锻炼可以增强身体的抵抗力。</text:p>
              </text:list-item>
              <text:list-item>
                <text:p>Duànliàn kěyǐ zēngqiáng shēntǐ de dǐkànglì.</text:p>
              </text:list-item>
              <text:list-item>
                <text:p>Exercise can enhance the body's resistanc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增多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增多 (zēngduō)</text:p>
              </text:list-item>
              <text:list-item>
                <text:p>Increase / Grow in Number</text:p>
                <text:p/>
              </text:list-item>
              <text:list-item>
                <text:p>随着需求的增多，公司扩大了生产规模。</text:p>
              </text:list-item>
              <text:list-item>
                <text:p>Suízhe xūqiú de zēngduō, gōngsī kuòdàle shēngchǎn guīmó.</text:p>
              </text:list-item>
              <text:list-item>
                <text:p>With the increase in demand, the company expanded its production scal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35cm" presentation:class="title" presentation:user-transformed="true">
          <draw:text-box>
            <text:p>增大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增大 (zēngdà)</text:p>
              </text:list-item>
              <text:list-item>
                <text:p>Enlarge / Increase in Size</text:p>
                <text:p/>
              </text:list-item>
              <text:list-item>
                <text:p>他们计划通过技术改进来增大产量。</text:p>
              </text:list-item>
              <text:list-item>
                <text:p>Tāmen jìhuà tōngguò jìshù gǎijìn lái zēngdà chǎnliàng.</text:p>
              </text:list-item>
              <text:list-item>
                <text:p>They plan to increase production by improving technolog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增产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增产 (zēngchǎn)</text:p>
              </text:list-item>
              <text:list-item>
                <text:p>Increase Production</text:p>
                <text:p/>
              </text:list-item>
              <text:list-item>
                <text:p>为了满足市场需求，工厂决定增产。</text:p>
              </text:list-item>
              <text:list-item>
                <text:p>Wèile mǎnzú shìchǎng xūqiú, gōngchǎng juédìng zēngchǎn.</text:p>
              </text:list-item>
              <text:list-item>
                <text:p>To meet market demand, the factory decided to increase produc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增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增 (zēng)</text:p>
              </text:list-item>
              <text:list-item>
                <text:p>Increase</text:p>
                <text:p/>
              </text:list-item>
              <text:list-item>
                <text:p>这个项目有望带来经济的增长。</text:p>
              </text:list-item>
              <text:list-item>
                <text:p>Zhège xiàngmù yǒuwàng dàilái jīngjì de zēngzhǎng.</text:p>
              </text:list-item>
              <text:list-item>
                <text:p>This project is expected to bring economic growth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早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早期 (zǎoqī)</text:p>
              </text:list-item>
              <text:list-item>
                <text:p>Early Stage</text:p>
                <text:p/>
              </text:list-item>
              <text:list-item>
                <text:p>在早期阶段，公司主要注重产品研发。</text:p>
              </text:list-item>
              <text:list-item>
                <text:p>Zài zǎoqī jiēduàn, gōngsī zhǔyào zhùzhòng chǎnpǐn yánfā.</text:p>
              </text:list-item>
              <text:list-item>
                <text:p>In the early stage, the company focuses on product research and developmen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糟糕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糟糕 (zāogāo)</text:p>
              </text:list-item>
              <text:list-item>
                <text:p>Awful / Terrible</text:p>
                <text:p/>
              </text:list-item>
              <text:list-item>
                <text:p>糟糕！我把文件弄丢了。</text:p>
              </text:list-item>
              <text:list-item>
                <text:p>Zāogāo! Wǒ bǎ wénjiàn nòng diūle.</text:p>
              </text:list-item>
              <text:list-item>
                <text:p>Oh no! I lost the docum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糟 (zāo)</text:p>
              </text:list-item>
              <text:list-item>
                <text:p>Bad / Messed Up</text:p>
                <text:p/>
              </text:list-item>
              <text:list-item>
                <text:p>糟糕！我忘记带钥匙了。</text:p>
              </text:list-item>
              <text:list-item>
                <text:p>Zāogāo! Wǒ wàngjì dài yàoshi le.</text:p>
              </text:list-item>
              <text:list-item>
                <text:p>Oh no! I forgot to bring the key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暂停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暂停 (zántíng)</text:p>
              </text:list-item>
              <text:list-item>
                <text:p>Pause / Suspend</text:p>
                <text:p/>
              </text:list-item>
              <text:list-item>
                <text:p>比赛因恶劣天气暂停了。</text:p>
              </text:list-item>
              <text:list-item>
                <text:p>Bǐsài yīn èliè tiānqì zántíngle.</text:p>
              </text:list-item>
              <text:list-item>
                <text:p>The match was suspended due to severe weath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暂时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暂时 (zànshí)</text:p>
              </text:list-item>
              <text:list-item>
                <text:p>Temporary / For the Time Being</text:p>
                <text:p/>
              </text:list-item>
              <text:list-item>
                <text:p>由于技术故障，飞机将暂时停飞。</text:p>
              </text:list-item>
              <text:list-item>
                <text:p>Yóuyú jìshù gùzhàng, fēijī jiāng zànshí tíng fēi.</text:p>
              </text:list-item>
              <text:list-item>
                <text:p>Due to technical issues, the aircraft will be temporarily grounde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在内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在内 (zàinèi)</text:p>
              </text:list-item>
              <text:list-item>
                <text:p>Including / Inside</text:p>
                <text:p/>
              </text:list-item>
              <text:list-item>
                <text:p>这份报告包括了所有相关的信息在内。</text:p>
              </text:list-item>
              <text:list-item>
                <text:p>Zhè fèn bàogào bāokuòle suǒyǒu xiāngguān de xìnxī zàinèi.</text:p>
              </text:list-item>
              <text:list-item>
                <text:p>This report includes all relevant information, including the inside detai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在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在场 (zàichǎng)</text:p>
              </text:list-item>
              <text:list-item>
                <text:p>Present / On the Scene</text:p>
                <text:p/>
              </text:list-item>
              <text:list-item>
                <text:p>他们都在场，见证了这一历史时刻。</text:p>
              </text:list-item>
              <text:list-item>
                <text:p>Tāmen dōu zàichǎng, jiànzhèngle zhè yī lìshǐ shíkè.</text:p>
              </text:list-item>
              <text:list-item>
                <text:p>They were all present, witnessing this historic mom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再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再也 (zàiyě)</text:p>
              </text:list-item>
              <text:list-item>
                <text:p>No Longer / Never Again</text:p>
                <text:p/>
              </text:list-item>
              <text:list-item>
                <text:p>我再也不会犯同样的错误了。</text:p>
              </text:list-item>
              <text:list-item>
                <text:p>Wǒ zàiyě bù huì fàn tóngyàng de cuòwùle.</text:p>
              </text:list-item>
              <text:list-item>
                <text:p>I will never make the same mistake aga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再次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灾区 (zāiqū)</text:p>
              </text:list-item>
              <text:list-item>
                <text:p>Disaster Area</text:p>
                <text:p/>
              </text:list-item>
              <text:list-item>
                <text:p>救援人员正在向灾区运送急需的物资。</text:p>
              </text:list-item>
              <text:list-item>
                <text:p>Jiùyuán rényuán zhèngzài xiàng zāiqū yùnsòng jíxū de wùzī.</text:p>
              </text:list-item>
              <text:list-item>
                <text:p>Rescue personnel are transporting urgently needed supplies to the disaster are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灾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灾难 (zāinàn)</text:p>
              </text:list-item>
              <text:list-item>
                <text:p>Calamity / Catastrophe</text:p>
                <text:p/>
              </text:list-item>
              <text:list-item>
                <text:p>这场火灾是一场巨大的灾难。</text:p>
              </text:list-item>
              <text:list-item>
                <text:p>Zhè chǎng huǒzāi shì yī chǎng jùdà de zāinàn.</text:p>
              </text:list-item>
              <text:list-item>
                <text:p>The fire was a massive catastroph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灾难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灾害 (zāihài)</text:p>
              </text:list-item>
              <text:list-item>
                <text:p>Natural Disaster</text:p>
                <text:p/>
              </text:list-item>
              <text:list-item>
                <text:p>防范灾害需要采取有效的措施。</text:p>
              </text:list-item>
              <text:list-item>
                <text:p>Fángfàn zāihài xūyào cǎiqǔ yǒuxiào de cuòshī.</text:p>
              </text:list-item>
              <text:list-item>
                <text:p>Preventing natural disasters requires effective measur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灾害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灾害 (zāihài)</text:p>
              </text:list-item>
              <text:list-item>
                <text:p>Natural Disaster</text:p>
                <text:p/>
              </text:list-item>
              <text:list-item>
                <text:p>防范灾害需要采取有效的措施。</text:p>
              </text:list-item>
              <text:list-item>
                <text:p>Fángfàn zāihài xūyào cǎiqǔ yǒuxiào de cuòshī.</text:p>
              </text:list-item>
              <text:list-item>
                <text:p>Preventing natural disasters requires effective measur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灾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灾 (zāi)</text:p>
              </text:list-item>
              <text:list-item>
                <text:p>Disaster / Catastrophe</text:p>
                <text:p/>
              </text:list-item>
              <text:list-item>
                <text:p>地震是一种自然灾害。</text:p>
              </text:list-item>
              <text:list-item>
                <text:p>Dìzhèn shì yī zhǒng zìrán zāihài.</text:p>
              </text:list-item>
              <text:list-item>
                <text:p>An earthquake is a natural disas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运行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运行 (yùnxíng)</text:p>
              </text:list-item>
              <text:list-item>
                <text:p>Operate / Run</text:p>
                <text:p/>
              </text:list-item>
              <text:list-item>
                <text:p>电脑程序正在正常运行。</text:p>
              </text:list-item>
              <text:list-item>
                <text:p>Diànnǎo chéngxù zhèngzài zhèngcháng yùnxíng.</text:p>
              </text:list-item>
              <text:list-item>
                <text:p>The computer program is running normal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运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运 (yùn)</text:p>
              </text:list-item>
              <text:list-item>
                <text:p>Transport / Movement</text:p>
                <text:p/>
              </text:list-item>
              <text:list-item>
                <text:p>公共交通是城市中运输的重要组成部分。</text:p>
              </text:list-item>
              <text:list-item>
                <text:p>Gōnggòng jiāotōng shì chéngshì zhōng yùnshū de zhòngyào zǔchéng bùfèn.</text:p>
              </text:list-item>
              <text:list-item>
                <text:p>Public transportation is an essential component of urban movem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阅览室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阅览室 (yuèlǎnshì)</text:p>
              </text:list-item>
              <text:list-item>
                <text:p>Reading Room</text:p>
                <text:p/>
              </text:list-item>
              <text:list-item>
                <text:p>图书馆的阅览室提供安静的学习环境。</text:p>
              </text:list-item>
              <text:list-item>
                <text:p>Túshūguǎn de yuèlǎnshì tígōng ānjìng de xuéxí huánjìng.</text:p>
              </text:list-item>
              <text:list-item>
                <text:p>The library's reading room provides a quiet study environmen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月球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月球 (yuèqiú)</text:p>
              </text:list-item>
              <text:list-item>
                <text:p>Moon</text:p>
                <text:p/>
              </text:list-item>
              <text:list-item>
                <text:p>人类已经成功登陆过月球。</text:p>
              </text:list-item>
              <text:list-item>
                <text:p>Rénlèi yǐjīng chénggōng dēnglùguò yuèqiú.</text:p>
              </text:list-item>
              <text:list-item>
                <text:p>Humans have successfully landed on the moo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月饼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月饼 (yuèbǐng)</text:p>
              </text:list-item>
              <text:list-item>
                <text:p>Mooncake</text:p>
                <text:p/>
              </text:list-item>
              <text:list-item>
                <text:p>中秋节时，人们喜欢吃月饼。</text:p>
              </text:list-item>
              <text:list-item>
                <text:p>Zhōngqiū Jié shí, rénmen xǐhuān chī yuèbǐng.</text:p>
              </text:list-item>
              <text:list-item>
                <text:p>During the Mid-Autumn Festival, people enjoy eating mooncak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约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约束 (yuēshù)</text:p>
              </text:list-item>
              <text:list-item>
                <text:p>Restraint / Constraint</text:p>
                <text:p/>
              </text:list-item>
              <text:list-item>
                <text:p>法律是对个人行为的一种约束。</text:p>
              </text:list-item>
              <text:list-item>
                <text:p>Fǎlǜ shì duì gèrén xíngwéi de yī zhǒng yuēshù.</text:p>
              </text:list-item>
              <text:list-item>
                <text:p>The law is a form of restraint on individual behavi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8:53:29.019000000</meta:creation-date>
    <meta:editing-duration>PT1H51M47S</meta:editing-duration>
    <meta:editing-cycles>32</meta:editing-cycles>
    <meta:generator>LibreOffice/7.6.2.1$Windows_X86_64 LibreOffice_project/56f7684011345957bbf33a7ee678afaf4d2ba333</meta:generator>
    <dc:title>DNA</dc:title>
    <dc:date>2023-11-18T20:48:12.381000000</dc:date>
    <meta:document-statistic meta:object-count="618"/>
  </office:meta>
</office:document-meta>
</file>